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5ad08" officeooo:paragraph-rsid="001ff065" style:font-size-asian="2pt" style:font-size-complex="2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CCCAGTGAAGCGGATGAGGGCGAAACTCCCAAGTTTTGAGCCCAAATGAGTTTTGATGTAGATGTAATCATTCACCACACTCTCATTAATTTCTAAATATCTCATTAAAGCCAATTCGAAACTCAAAACAATGGCATCTTGACTGGCATCAAAAGCTTCATAATCAGATTCCGTGCAGACACCATCAAATCCCTGTTTTGTAACCCACTCATTGAGATCATCGATGTTTTTGCATGAGTGTATGTAGAAATTCTTAGGTAAAGCTTCGTTTAGTTTCTTCTCAATGTACCTCATTGTTGGCGCAAACCGACACAAAACGGCATGATGAAAGCACGCCAGCGTCTGCCCCGCCTTG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6:01:51.109086632</meta:creation-date>
    <dc:date>2019-03-29T16:01:58.020245876</dc:date>
    <meta:editing-duration>PT7S</meta:editing-duration>
    <meta:editing-cycles>1</meta:editing-cycles>
    <meta:generator>LibreOffice/6.1.4.2$Linux_X86_64 LibreOffice_project/10$Build-2</meta:generator>
    <meta:document-statistic meta:table-count="0" meta:image-count="0" meta:object-count="0" meta:page-count="1" meta:paragraph-count="1" meta:word-count="1" meta:character-count="359" meta:non-whitespace-character-count="359"/>
  </office:meta>
</office:document-meta>
</file>